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top="0cm" fo:margin-bottom="0cm" fo:line-height="100%"/>
    </style:style>
    <style:style style:name="P2" style:family="paragraph" style:parent-style-name="Standard">
      <style:paragraph-properties fo:margin-top="0cm" fo:margin-bottom="0cm" fo:line-height="100%" fo:text-align="justify" style:justify-single-word="false"/>
    </style:style>
    <style:style style:name="P3" style:family="paragraph" style:parent-style-name="Standard">
      <style:paragraph-properties fo:margin-top="0cm" fo:margin-bottom="0cm" fo:line-height="100%" fo:text-align="center" style:justify-single-word="false"/>
      <style:text-properties style:text-underline-style="solid" style:text-underline-width="auto" style:text-underline-color="font-color"/>
    </style:style>
    <style:style style:name="P4" style:family="paragraph" style:parent-style-name="Standard" style:master-page-name="Standard">
      <style:paragraph-properties fo:margin-top="0cm" fo:margin-bottom="0cm" fo:line-height="100%" fo:text-align="center" style:justify-single-word="false" style:page-number="auto"/>
      <style:text-properties fo:font-size="16pt" style:text-underline-style="solid" style:text-underline-width="auto" style:text-underline-color="font-color" style:font-size-asian="16pt" style:font-size-complex="16pt"/>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fo:font-style="italic" style:font-style-asian="italic" style:font-style-complex="italic"/>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1">
      <style:paragraph-properties fo:margin-top="0cm" fo:margin-bottom="0cm"/>
    </style:style>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T1" style:family="text">
      <style:text-properties style:font-name-complex="Calibri"/>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utzungsbedingungen <text:s/>für das E-Learning-Verfahren</text:p>
      <text:p text:style-name="P3">gemäß § 5 Abs.3 der E-learning-Satzung </text:p>
      <text:p text:style-name="P1"/>
      <text:p text:style-name="P1"/>
      <text:p text:style-name="P1">Name des Verantwortlichen:<text:tab/><text:tab/>Sven Köppel</text:p>
      <text:p text:style-name="P1"><text:tab/><text:tab/><text:tab/><text:tab/><text:tab/>Physik eLearning-Team, unter Leitung von</text:p>
      <text:p text:style-name="P1"><text:tab/><text:tab/><text:tab/><text:tab/><text:tab/>Prof. Dr. Hans-Jürgen Lüdde</text:p>
      <text:p text:style-name="P1"/>
      <text:p text:style-name="P1">Institut / Fachbereich:<text:tab/><text:tab/><text:tab/>Institut für theoretische Physik</text:p>
      <text:p text:style-name="P1"><text:tab/><text:tab/><text:tab/><text:tab/><text:tab/>Fachbereich 13 Physik</text:p>
      <text:p text:style-name="P1"/>
      <text:p text:style-name="P1">Bezeichnung des E-learning-Systems: <text:tab/>Lernplattform „PhysikOnline“ des Fachbereichs 13</text:p>
      <text:p text:style-name="P1"/>
      <text:p text:style-name="P1"/>
      <text:p text:style-name="P1"/>
      <text:p text:style-name="P2"><text:span text:style-name="T1"><text:s/></text:span>Nutzungsbedingungen über die Rechte und Pflichten der Nutzer/ Nutzerinnen:</text:p>
      <text:p text:style-name="P2"/>
      <text:p text:style-name="P2"/>
      <text:p text:style-name="P2">Die anliegenden Nutzungsvereinbarungen (drei Seiten) bestehen seit September 2011 und wurden zuletzt am 26. Septemer 2014 überarbeitet. Sie wurden von ca. 2.100 registrierten Benutzern des Systems bei erstmaliger Anmeldung akzeptiert und sind online erreichbar unter <text:a xlink:type="simple" xlink:href="http://elearning.physik.uni-frankfurt.de/go/nutzungsvereinbarung">http://elearning.physik.uni-frankfurt.de/go/nutzungsvereinbarung</text:a>.</text:p>
      <text:p text:style-name="P2"/>
      <text:p text:style-name="P2"/>
      <text:p text:style-name="P2"/>
      <text:p text:style-name="P2"/>
      <text:p text:style-name="P2"/>
      <text:p text:style-name="P2"/>
      <text:p text:style-name="P2"/>
      <text:p text:style-name="P2"/>
      <text:p text:style-name="P2"/>
      <text:p text:style-name="P2">Die Nutzer/ Nutzerinnen <text:s/>wurden vor der Nutzung über die <text:s/>Nutzungsbedingungen <text:s/>informiert und haben diesen vor der Nutzung schriftlich zugestimmt. </text:p>
      <text:p text:style-name="P2"/>
      <text:p text:style-name="P2"/>
      <text:p text:style-name="P2"/>
      <text:p text:style-name="P1"/>
      <text:p text:style-name="P1">Ort, Datum <text:tab/><text:tab/><text:tab/><text:tab/><text:tab/><text:tab/><text:tab/>Ort, Datum</text:p>
      <text:p text:style-name="P1"><text:span text:style-name="T1"><text:s/></text:span><text:tab/></text:p>
      <text:p text:style-name="P1"><text:span text:style-name="T1">………………………………………………………</text:span>.<text:tab/><text:tab/><text:tab/><text:tab/>……………………………………………………….</text:p>
      <text:p text:style-name="P1"/>
      <text:p text:style-name="P1"/>
      <text:p text:style-name="P1"/>
      <text:p text:style-name="P1"/>
      <text:p text:style-name="P1"/>
      <text:p text:style-name="P1"><text:span text:style-name="T1">………………………………………………………</text:span>.<text:tab/><text:tab/><text:tab/><text:tab/>……………………………………………………….</text:p>
      <text:p text:style-name="P1">Verantwortlicher<text:tab/><text:tab/><text:tab/><text:tab/><text:tab/><text:tab/>Prof. Dr. Joachim Stroth</text:p>
      <text:p text:style-name="P1"><text:tab/><text:tab/><text:tab/><text:tab/><text:tab/><text:tab/><text:tab/><text:tab/>Dekan Fachbereich 13</text:p>
      <text:p text:style-name="P1"/>
      <text:p text:style-name="P1"/>
      <text:p text:style-name="P1"/>
      <text:p text:style-name="P1"/>
      <text:h text:style-name="Heading_20_1" text:outline-level="1"><text:soft-page-break/>Allgemeine Nutzungsbedingungen für Physik Online</text:h>
      <text:h text:style-name="Heading_20_2" text:outline-level="2">1. Vorbemerkungen</text:h>
      <text:p text:style-name="Text_20_body">Physik Online ist ein eLearning-Portal für die Mitglieder des Fachbereichs Physik und Studierende anderer Fachbereiche mit physikalischem Nebenfach. Mit der Nutzung von Physik Online erklären Besucher/Benutzer sich mit den hier formulierten Nutzungsbedingungen einverstanden. Falls Sie Fragen zur Nutzung von Physik Online haben, kontaktieren Sie bitte das Physik Online-Team unter <text:a xlink:type="simple" xlink:href="mailto:elearning@th.physik.uni-frankfurt.de">elearning@th.physik.uni-frankfurt.de</text:a>.</text:p>
      <text:h text:style-name="Heading_20_2" text:outline-level="2">2. Regelungsbereich</text:h>
      <text:p text:style-name="Text_20_body">Diese Nutzungsbedingungen ergänzen die Allgemeine Nutzungsordnung für die Informationsverarbeitungs- und Kommunikations-Infrastruktur der Johann Wolfgang Goethe-Universität (Allgemeine IuK-Nutzungsordnung) vom 5. Juni 2001 in der Fassung vom 11. September 2008 sowie die eLearning-Satzung der Goethe-Universität, sobald verabschiedet. Alle hier geregelten Themen beziehen sich ausschließlich auf das eLearning-Portal „Physik Online“. Direkt daran verknpüfende Dienste im Rahmen des institutsweiten Netzes bzw. des universitätsweiten Campusnetzes werden in anderen Dokumenten geregelt. Nähere Auskünfte dazu sind im Institut für Theoretische Physik respektive dem Hochschulrechenzentrum zu erfragen.</text:p>
      <text:h text:style-name="Heading_20_2" text:outline-level="2">3. Nutzungsberechtigte</text:h>
      <text:p text:style-name="Text_20_body">Alle Mitglieder und Angehörige der Goethe-Universität Frankfurt am Main, für die ein HRZ-Account ausgegeben wurde, oder für die vom Physik Online-Team ein Benutzeraccount ausgestellt wurde, sind berechtigt, das Physik Online-Lernsystem im Rahmen der Forschung und Lehre sowie Aus- und Weiterbildung zu nutzen.</text:p>
      <text:p text:style-name="Text_20_body">Sonstige Personen wird die Nutzung öffentlicher Bereiche im eLearning-Portal gestattet, sofern dieser Nutzung keine Rechte Dritter entgegenstehen und Interessen der Goethe-Universität nicht verletzt werden.</text:p>
      <text:h text:style-name="Heading_20_2" text:outline-level="2">4. Systembetreiber</text:h>
      <text:p text:style-name="Text_20_body">Systembetreiber gemäß § 3 IuK-Nutzungsordnung ist der Lehrstuhl von Prof. Dr. Lüdde am Institut für Theoretische Physik, erster Ansprechpartner ist das Physik Online-Team.</text:p>
      <text:list xml:id="list148000343" text:style-name="L1">
        <text:list-item>
          <text:p text:style-name="P10">Prof. Dr. Hans Jürgen Lüdde</text:p>
        </text:list-item>
        <text:list-item>
          <text:p text:style-name="P10">Institut für Theoretische Physik</text:p>
        </text:list-item>
        <text:list-item>
          <text:p text:style-name="P10">Goethe-Universität Frankfurt am Main</text:p>
        </text:list-item>
        <text:list-item>
          <text:p text:style-name="P10">Max-von-Laue-Straße 1</text:p>
        </text:list-item>
        <text:list-item>
          <text:p text:style-name="P10">60438 Frankfurt</text:p>
        </text:list-item>
        <text:list-item>
          <text:p text:style-name="P10">Tel. 069/798-7358</text:p>
        </text:list-item>
        <text:list-item>
          <text:p text:style-name="P10">Fax. 069/798-7880</text:p>
        </text:list-item>
        <text:list-item>
          <text:p text:style-name="P7">E-Mail: elearning@th.physik.uni-frankfurt.de</text:p>
        </text:list-item>
      </text:list>
      <text:h text:style-name="Heading_20_2" text:outline-level="2"><text:soft-page-break/>5. Verpflichtungen der Nutzerinnen und Nutzer</text:h>
      <text:p text:style-name="Text_20_body">Die Nutzung von Physik Online erfolgt im Rahmen der <text:a xlink:type="simple" xlink:href="http://www.uni-frankfurt.de/org/ltg/admin/pr-abt/regeln/docs/iuk-ordnung-2008.pdf" office:target-frame-name="_blank" xlink:show="new">Regelungen der IuK-Nutzungsordnung</text:a>. Auf folgende Punkte wird speziell hingewiesen:</text:p>
      <text:list xml:id="list776726097" text:style-name="L2">
        <text:list-item>
          <text:p text:style-name="P11">Geheimhaltung der eigenen Zugangsdaten: Passwörter sind geheim zu halten. Liegen Anzeichen dafür vor, dass ein Account kompromittiert ist, insbesondere durch Bekanntwerden des Passwortes, wird dieser unverzüglich gesperrt und der Umstand dem Hochschulrechenzentrum (HRZ) zur Kenntnisnahme weitergegeben. Der Inhaber des HRZ-Accounts ist im Verdachtsfall verpflichtet, das HRZ darüber im eigenen Interesse zu informieren.</text:p>
        </text:list-item>
        <text:list-item>
          <text:p text:style-name="P11">Geheimhaltung lernmodulspezifischer Zugangsdaten: Passwörter, die im Rahmen von Lehrveranstaltungen erhalten wurden, um Zugang zu geschlossenen Lernmodulen zu ermöglichen, sind, wenn nicht anders genannt, gegenüber nicht zur Gruppe der Mitglieder und Angehörigen der Goethe-Universität Frankfurt gehörenden Personen geheim zu halten.</text:p>
        </text:list-item>
        <text:list-item>
          <text:p text:style-name="P8">Urheberrecht: Grenzen der öffentlichen Zugänglichmachung von mehr als kleinen Teilen geschützter Werke für Forschung und Lehre (§ 52a UhrG) auch bei der Publikation im Internet und in geschlossenen Benutzerkreisen sowie Strafbarkeit der unerlaubter Verwertung urheberrechtlich geschützter Werke (§ 106ff UhrG).</text:p>
        </text:list-item>
      </text:list>
      <text:h text:style-name="Heading_20_2" text:outline-level="2">6. Berechtigungen der Betreiber</text:h>
      <text:p text:style-name="Text_20_body">Die Nutzungsberechtigten haben mit Antragstellung für Ihren HRZ-Account oder ihren dedizierten Plattformzugang die Allgemeine IuK-Nutzungsordnung zur Kenntnis genommen und anerkannt. Bei Verstoß gegen diese Regelungen kann im Rahmen des § 8 IuK-Nutzungsordnung das Verhalten einzelner Benutzer/innen sowie von Ihnen oder über sie gespeicherte Informationen untersucht und notwendige Maßnahmen getroffen werden; dies kann die Freigabe von Informationen bzw. Materialien an Dritte auch ohne die Erlaubnis des/Der Benutzer bedeuten.</text:p>
      <text:p text:style-name="Text_20_body">Das Physik Online-Team behält sich vor, Inhaltte bzw. Materialien, die diesen Nutzungsbedingungen oder der IuK-Nutzungsordnung widersprechen, zu sprren oder zu löschen. Auf Kursebene liegt es in der Verantwortung des Lehrenden, nicht mit der IuK-Nutzungsordnung vereinbarenden Inhalte gemäß dieser Richtlinie zu löschen.</text:p>
      <text:p text:style-name="Text_20_body">Zur Sicherstellung des ordnungsgemäßen Betriebes der Lernpattform Physik Online (Wartungsarbeiten) kann ebenfalls auf die Daten zugegriffen werden.</text:p>
      <text:h text:style-name="Heading_20_2" text:outline-level="2"><text:bookmark text:name="datenschutz"/>7. Datenschutz</text:h>
      <text:p text:style-name="Text_20_body">Physik Online wird im Rahmen der gesetzlichen Bestimmungen und rechtlichen Regelungen betrieben, insbesondere der Allgemeinen Nutzungsordnung für die Informationsverarbeitungs- und Kommunikations-Infrastruktur der Johann Wolfgang Goethe-Universität (Allgemeine IuK-Nutzungsordnung) vom 5. Juni 2001 in der Fassung vom 11. September 2008.</text:p>
      <text:p text:style-name="Text_20_body">Nach dem Hessischen Datenschutzgesetzt (HDSG in seiner geltenden Fassung, zuletzt erneuert am 20. Mai 2011) und dem Grundsatz der Datensparsamkeit darf das Physik Online-Team nur die für den Betrieb erforderlichen Daten der Nutzungsberechtigten nutzen, verarbeiten, insbesondere speichern. Weitere Informationen dazu sind in den folgenden Abschnitten zu finden.</text:p>
      <text:p text:style-name="Text_20_body"><text:soft-page-break/>Beim Betrieb der Physik Online-Plattform werden folgende Daten personenbezogener Daten unterschieden:</text:p>
      <text:list xml:id="list1934005314" text:style-name="L3">
        <text:list-item>
          <text:p text:style-name="P12">Zentrale Anmeldedaten: Name, Vorname sowie Accountinformationen (über eine LDAP-Schnittstelle). Diese Daten sind erforderlich, um eine eindeutige Authentifizierung eines Nutzers bei der Anmeldung am Lernmanagament zu gewährleisten.</text:p>
        </text:list-item>
        <text:list-item>
          <text:p text:style-name="P12">Leistungsbezogene Daten (personenbezogene Lernprozessdaten bzw. Bewegungsdaten): Alle Daten, die während der Arbeit mit Physik Online entstehen, z.B. die Eingabe der Bearbeitung einer von dem Lehrenden gestellten Aufgabe ins System oder die Nutzung der internen Kommunikationsprogramme. Diese Daten sind ausschließlich zum Betrieb von Physik Online erforderlich.</text:p>
        </text:list-item>
        <text:list-item>
          <text:p text:style-name="P9">Individuelle personenbezogene Daten (z.B. Ihr Bild). Die Nutzerinnen und Nutzer haben das Recht, private Daten in ihrem persönlichen Profil zu hinterlegen und ihr Profil öffentlich oder anderen Benutzern zugänglich zu machen. Sie können diese Daten und -Freigabe jederzeit löschen bzw. zurücknehmen.</text:p>
        </text:list-item>
      </text:list>
      <text:p text:style-name="Text_20_body">Nicht-leistungsbezogene Bewegungsdaten (wer hat wann welche Daten angesehen, Downloads, etc.) werden nicht personenbezogen (anonymisiert) gespeichert und gemäß den im für die Plattform absolvierten Verfahrensverzeichnis gelöscht.</text:p>
      <text:p text:style-name="Text_20_body">Die Datenübertragung zwischen den Nutzerinnen und Nutzern sowie Physik Online erfolgt verschlüsselt.</text:p>
      <text:p text:style-name="P6">(Stand 26.09.2014, Version 3, Sven Köpp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de" fo:country="D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style:writing-mode="lr-tb"/>
      <style:text-properties style:use-window-font-color="true" style:font-name="Calibri" fo:font-size="11pt" fo:language="de" fo:country="DE" style:font-name-asian="Calibri" style:font-size-asian="11pt" style:font-name-complex="Times New Roman" style:font-size-complex="11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fo:line-height="100%">
        <style:tab-stops>
          <style:tab-stop style:position="8.001cm" style:type="center"/>
          <style:tab-stop style:position="16.002cm" style:type="right"/>
        </style:tab-stops>
      </style:paragraph-properties>
    </style:style>
    <style:style style:name="Sprechblasentext"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Heading_20_1" style:display-name="Heading 1" style:family="paragraph" style:parent-style-name="Heading" style:next-style-name="Text_20_body" style:default-outline-level="1" style:list-style-name="" style:class="text">
      <style:paragraph-properties fo:margin-top="0cm" fo:margin-bottom="0cm" fo:line-height="100%"/>
      <style:text-properties style:font-name="Calibri" fo:font-size="20pt" fo:font-weight="normal" style:font-name-asian="WenQuanYi Zen Hei" style:font-size-asian="20pt" style:font-weight-asian="normal" style:font-name-complex="Lohit Hindi" style:font-size-complex="20pt" style:font-weight-complex="normal"/>
    </style:style>
    <style:style style:name="Heading_20_2" style:display-name="Heading 2" style:family="paragraph" style:parent-style-name="Heading" style:next-style-name="Text_20_body" style:default-outline-level="2" style:list-style-name="" style:class="text">
      <style:text-properties style:font-name="Calibri" fo:font-size="15pt" fo:font-weight="normal" style:font-name-asian="WenQuanYi Zen Hei" style:font-size-asian="15pt" style:font-weight-asian="normal" style:font-name-complex="Lohit Hindi" style:font-size-complex="15pt" style:font-weight-complex="normal"/>
    </style:style>
    <style:style style:name="Absatz-Standardschriftart" style:family="text"/>
    <style:style style:name="Kopfzeile_20_Zchn" style:display-name="Kopfzeile Zchn" style:family="text" style:parent-style-name="Absatz-Standardschriftart">
      <style:text-properties style:font-name="Calibri" style:font-name-asian="Calibri" style:font-name-complex="Times New Roman"/>
    </style:style>
    <style:style style:name="Fußzeile_20_Zchn" style:display-name="Fußzeile Zchn" style:family="text" style:parent-style-name="Absatz-Standardschriftart">
      <style:text-properties style:font-name="Calibri" style:font-name-asian="Calibri" style:font-name-complex="Times New Roman"/>
    </style:style>
    <style:style style:name="Sprechblasentext_20_Zchn" style:display-name="Sprechblasentext Zchn" style:family="text" style:parent-style-name="Absatz-Standardschriftart">
      <style:text-properties style:font-name="Tahoma" fo:font-size="8pt" style:font-name-asian="Calibri"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49cm" fo:margin-bottom="2cm" fo:margin-left="2.499cm" fo:margin-right="2.499cm"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office:automatic-styles>
  <office:master-styles>
    <style:master-page style:name="Standard" style:page-layout-name="Mpm1">
      <style:header>
        <text:p text:style-name="Header">Anlage 2</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chevenc</meta:initial-creator>
    <meta:creation-date>2014-08-21T08:57:00</meta:creation-date>
    <dc:creator>Sven Köppel</dc:creator>
    <dc:date>2014-09-26T13:55:07</dc:date>
    <meta:editing-cycles>4</meta:editing-cycles>
    <meta:generator>LibreOffice/3.5$Linux_X86_64 LibreOffice_project/350m1$Build-2</meta:generator>
    <meta:editing-duration>P0D</meta:editing-duration>
    <meta:document-statistic meta:table-count="0" meta:image-count="0" meta:object-count="0" meta:page-count="4" meta:paragraph-count="55" meta:word-count="929" meta:character-count="7641" meta:non-whitespace-character-count="6726"/>
  </office:meta>
</office:document-meta>
</file>